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officeooo:rsid="000bd9a6" officeooo:paragraph-rsid="000bd9a6" style:font-size-asian="10pt"/>
    </style:style>
    <style:style style:name="P4" style:family="paragraph" style:parent-style-name="Standard">
      <style:text-properties fo:font-size="10pt" officeooo:paragraph-rsid="000bd9a6" style:font-size-asian="10pt" style:font-size-complex="10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7">
      <style:text-properties officeooo:paragraph-rsid="000bd9a6"/>
    </style:style>
    <style:style style:name="P10" style:family="paragraph" style:parent-style-name="Text_20_body" style:list-style-name="WW8Num2"/>
    <style:style style:name="P11" style:family="paragraph" style:parent-style-name="Text_20_body" style:list-style-name="WW8Num6"/>
    <style:style style:name="P12" style:family="paragraph" style:parent-style-name="Text_20_body" style:list-style-name="WW8Num5"/>
    <style:style style:name="P13" style:family="paragraph" style:parent-style-name="Text_20_body">
      <style:text-properties officeooo:rsid="000bd9a6" officeooo:paragraph-rsid="000bd9a6"/>
    </style:style>
    <style:style style:name="P14" style:family="paragraph" style:parent-style-name="Text_20_body">
      <style:text-properties officeooo:rsid="000fd416" officeooo:paragraph-rsid="000bd9a6"/>
    </style:style>
    <style:style style:name="P15" style:family="paragraph" style:parent-style-name="Text_20_body" style:list-style-name="WW8Num7">
      <style:text-properties officeooo:rsid="000fd416" officeooo:paragraph-rsid="000bd9a6"/>
    </style:style>
    <style:style style:name="P16" style:family="paragraph" style:parent-style-name="Heading_20_1" style:list-style-name="WW8Num7">
      <style:text-properties officeooo:paragraph-rsid="000bd9a6"/>
    </style:style>
    <style:style style:name="P17" style:family="paragraph" style:parent-style-name="Heading_20_2">
      <style:text-properties officeooo:rsid="000bd9a6" officeooo:paragraph-rsid="000bd9a6"/>
    </style:style>
    <style:style style:name="P18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bd9a6" style:font-size-asian="10pt"/>
    </style:style>
    <style:style style:name="T4" style:family="text">
      <style:text-properties officeooo:rsid="000bd9a6"/>
    </style:style>
    <style:style style:name="T5" style:family="text">
      <style:text-properties style:font-name="Times New Roman" fo:font-weight="normal" officeooo:rsid="0011cc4b" style:font-weight-asian="normal" style:font-weight-complex="normal"/>
    </style:style>
    <style:style style:name="T6" style:family="text">
      <style:text-properties officeooo:rsid="000fd4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4">ElecTek</text:span><text:line-break/>Use-Case: <text:span text:style-name="T4">Consulter sa consommation</text:span></text:h>
      <text:h text:style-name="Heading_20_1" text:outline-level="1">Brief Description</text:h>
      <text:p text:style-name="P13">Grâce aux nouveaux compteurs intelligents, l’utilisateur peut consulter sa consommation d’énergie en temps réel.</text:p>
      <text:h text:style-name="Heading_20_1" text:outline-level="1">Actor Brief Descriptions</text:h>
      <text:h text:style-name="P17" text:outline-level="2">Consommateur</text:h>
      <text:p text:style-name="P4"><text:tab/><text:span text:style-name="T4">Il est le seul acteur de ce cas d’utilisation. Il consulte sa consommation via l’interface du <text:tab/>compteur.</text:span></text:p>
      <text:h text:style-name="Heading_20_1" text:outline-level="1">Preconditions</text:h>
      <text:p text:style-name="P14">Avoir un compteur intelligent</text:p>
      <text:h text:style-name="Heading_20_1" text:outline-level="1">Basic Flow of Events</text:h>
      <text:list xml:id="list1702493680775036829" text:style-name="WW8Num7">
        <text:list-item>
          <text:p text:style-name="P15">L’utilisateur se connecte au compteur intelligent</text:p>
        </text:list-item>
        <text:list-item>
          <text:p text:style-name="P9"><text:span text:style-name="T6">L’utilisateur choisit l’option pour consulter sa consomm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5.457cm" fo:margin-left="-0.203cm" table:align="left" style:writing-mode="lr-tb"/>
    </style:style>
    <style:style style:name="Tableau2.A" style:family="table-column">
      <style:table-column-properties style:column-width="11.252cm"/>
    </style:style>
    <style:style style:name="Tableau2.B" style:family="table-column">
      <style:table-column-properties style:column-width="4.2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577cm"/>
    </style:style>
    <style:style style:name="Tableau1.C" style:family="table-column">
      <style:table-column-properties style:column-width="4.2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bd9a6" officeooo:paragraph-rsid="000bd9a6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0bd9a6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ElecTek</text:p>
            </table:table-cell>
            <table:table-cell table:style-name="Tableau2.B1" office:value-type="string">
              <text:p text:style-name="MP2"/>
            </table:table-cell>
          </table:table-row>
          <table:table-row table:style-name="Tableau2.1">
            <table:table-cell table:style-name="Tableau2.A1" office:value-type="string">
              <text:p text:style-name="Standard"><text:span text:style-name="MT1">Use-case Specification: </text:span><text:span text:style-name="MT2">Consulter sa consommation</text:span></text:p>
            </table:table-cell>
            <table:table-cell table:style-name="Tableau2.B1" office:value-type="string">
              <text:p text:style-name="MP3"><text:s text:c="2"/>Date: <text:s/>&lt;dd/mmm/yy&gt;</text:p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 table:number-columns-repeated="2"/>
          <table:table-column table:style-name="Tableau1.C"/>
          <table:table-row table:style-name="Tableau1.1"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/>
            </table:table-cell>
            <table:table-cell table:style-name="Tableau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7-03-03T09:49:54.946000000</meta:creation-date>
    <dc:date>2017-03-03T09:55:43.331000000</dc:date>
    <meta:editing-cycles>3</meta:editing-cycles>
    <meta:editing-duration>PT5M48S</meta:editing-duration>
    <meta:generator>LibreOffice/5.2.3.3$Windows_X86_64 LibreOffice_project/d54a8868f08a7b39642414cf2c8ef2f228f780cf</meta:generator>
    <meta:document-statistic meta:table-count="2" meta:image-count="0" meta:object-count="0" meta:page-count="1" meta:paragraph-count="15" meta:word-count="83" meta:character-count="583" meta:non-whitespace-character-count="517"/>
  </office:meta>
</office:document-meta>
</file>